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10"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11"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12"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13"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14"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15" style:family="paragraph" style:parent-style-name="Text_20_body">
      <style:text-properties officeooo:rsid="055d22b7" officeooo:paragraph-rsid="056e711a"/>
    </style:style>
    <style:style style:name="P16" style:family="paragraph" style:parent-style-name="Text_20_body">
      <style:text-properties officeooo:rsid="055d22b7" officeooo:paragraph-rsid="058ddf1b"/>
    </style:style>
    <style:style style:name="P17" style:family="paragraph" style:parent-style-name="Text_20_body">
      <style:text-properties officeooo:rsid="056e711a" officeooo:paragraph-rsid="056e711a"/>
    </style:style>
    <style:style style:name="P18" style:family="paragraph" style:parent-style-name="Text_20_body">
      <style:text-properties officeooo:rsid="054a4dc3" officeooo:paragraph-rsid="0590f641"/>
    </style:style>
    <style:style style:name="P19" style:family="paragraph" style:parent-style-name="Text_20_body">
      <style:text-properties officeooo:rsid="059a2d8e" officeooo:paragraph-rsid="059a2d8e"/>
    </style:style>
    <style:style style:name="P20" style:family="paragraph" style:parent-style-name="Text_20_body">
      <style:text-properties style:font-name="David CLM" officeooo:rsid="02d00e5f" officeooo:paragraph-rsid="032aa1da" style:font-name-complex="David CLM"/>
    </style:style>
    <style:style style:name="P21" style:family="paragraph" style:parent-style-name="Text_20_body">
      <style:text-properties officeooo:paragraph-rsid="05d44a8f"/>
    </style:style>
    <style:style style:name="P22" style:family="paragraph" style:parent-style-name="Text_20_body">
      <style:text-properties officeooo:rsid="05d44a8f" officeooo:paragraph-rsid="05d44a8f"/>
    </style:style>
    <style:style style:name="P23" style:family="paragraph" style:parent-style-name="Text_20_body">
      <style:text-properties officeooo:rsid="05d420b7" officeooo:paragraph-rsid="05d44a8f"/>
    </style:style>
    <style:style style:name="P24" style:family="paragraph" style:parent-style-name="Text_20_body">
      <style:text-properties officeooo:rsid="05d50d29" officeooo:paragraph-rsid="05d50d29"/>
    </style:style>
    <style:style style:name="P25" style:family="paragraph" style:parent-style-name="Text_20_body">
      <style:text-properties officeooo:paragraph-rsid="05da00e7"/>
    </style:style>
    <style:style style:name="P26" style:family="paragraph" style:parent-style-name="Text_20_body">
      <style:text-properties officeooo:rsid="05dc023e" officeooo:paragraph-rsid="05dc023e"/>
    </style:style>
    <style:style style:name="P27" style:family="paragraph" style:parent-style-name="Text_20_body">
      <style:text-properties officeooo:rsid="05dcb0d1" officeooo:paragraph-rsid="05dcb0d1"/>
    </style:style>
    <style:style style:name="P28" style:family="paragraph" style:parent-style-name="Text_20_body">
      <style:text-properties officeooo:paragraph-rsid="05f04c43"/>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text-align="start" style:justify-single-word="false" style:writing-mode="lr-tb"/>
      <style:text-properties officeooo:paragraph-rsid="0589227d"/>
    </style:style>
    <style:style style:name="P31" style:family="paragraph" style:parent-style-name="Text_20_body">
      <style:paragraph-properties fo:text-align="center" style:justify-single-word="false" style:writing-mode="lr-tb"/>
      <style:text-properties officeooo:paragraph-rsid="05f04c43"/>
    </style:style>
    <style:style style:name="P32"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5e627" officeooo:paragraph-rsid="0505e627"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af358" officeooo:paragraph-rsid="050af358"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bfe46" officeooo:paragraph-rsid="050bfe46"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Text_20_body">
      <style:paragraph-properties fo:text-align="end" style:justify-single-word="false" style:writing-mode="rl-tb"/>
      <style:text-properties officeooo:rsid="0553bf27" officeooo:paragraph-rsid="055d6312"/>
    </style:style>
    <style:style style:name="P37" style:family="paragraph" style:parent-style-name="Table_20_Contents">
      <style:text-properties fo:font-size="12pt" officeooo:rsid="04fa2888" officeooo:paragraph-rsid="04fa2888" style:font-size-complex="12pt"/>
    </style:style>
    <style:style style:name="P38" style:family="paragraph" style:parent-style-name="Table_20_Contents">
      <style:text-properties fo:font-size="12pt" officeooo:rsid="04fb7778" officeooo:paragraph-rsid="04fb7778" style:font-size-complex="12pt"/>
    </style:style>
    <style:style style:name="P39" style:family="paragraph" style:parent-style-name="Table_20_Contents">
      <style:text-properties fo:font-size="12pt" officeooo:rsid="0518fedc" officeooo:paragraph-rsid="0518fedc" style:font-size-complex="12pt"/>
    </style:style>
    <style:style style:name="P40" style:family="paragraph" style:parent-style-name="Table_20_Contents">
      <style:text-properties fo:font-size="12pt" fo:font-weight="bold" officeooo:rsid="04fa2888" officeooo:paragraph-rsid="04fa2888" style:font-weight-asian="bold" style:font-size-complex="12pt" style:font-weight-complex="bold"/>
    </style:style>
    <style:style style:name="P41" style:family="paragraph" style:parent-style-name="Table_20_Contents">
      <style:text-properties fo:font-size="12pt" fo:font-weight="bold" officeooo:rsid="04fb7778" officeooo:paragraph-rsid="04fb7778" style:font-weight-asian="bold" style:font-size-complex="12pt" style:font-weight-complex="bold"/>
    </style:style>
    <style:style style:name="P42"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43" style:family="paragraph" style:parent-style-name="Text_20_body">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Text_20_body">
      <style:paragraph-properties fo:margin-top="0in" fo:margin-bottom="0in" style:contextual-spacing="false" fo:text-align="end" style:justify-single-word="false" style:writing-mode="rl-tb"/>
      <style:text-properties officeooo:rsid="0557e336" officeooo:paragraph-rsid="0557e336"/>
    </style:style>
    <style:style style:name="P45"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50"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51"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52"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53"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54"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P55"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7"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e8710" officeooo:paragraph-rsid="05de8710" style:letter-kerning="true" style:font-size-asian="12pt" style:font-style-asian="normal" style:font-weight-asian="normal" style:font-name-complex="David CLM" style:font-size-complex="12pt" style:font-weight-complex="normal" style:text-emphasize="none"/>
    </style:style>
    <style:style style:name="P58"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0ab2a" officeooo:paragraph-rsid="05e0ab2a" style:letter-kerning="true" style:font-size-asian="12pt" style:font-style-asian="normal" style:font-weight-asian="normal" style:font-name-complex="David CLM" style:font-size-complex="12pt" style:font-weight-complex="normal" style:text-emphasize="none"/>
    </style:style>
    <style:style style:name="P59"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60"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a0ba9" officeooo:paragraph-rsid="05ea0ba9" style:letter-kerning="true" style:font-size-asian="12pt" style:font-style-asian="normal" style:font-weight-asian="normal" style:font-name-complex="David CLM" style:font-size-complex="12pt" style:font-weight-complex="normal" style:text-emphasize="none"/>
    </style:style>
    <style:style style:name="P61" style:family="paragraph" style:parent-style-name="Standard">
      <style:text-properties officeooo:rsid="054a4dc3" officeooo:paragraph-rsid="05bee02e"/>
    </style:style>
    <style:style style:name="P62" style:family="paragraph" style:parent-style-name="Standard">
      <style:text-properties officeooo:rsid="059527db" officeooo:paragraph-rsid="05c47eff"/>
    </style:style>
    <style:style style:name="P63" style:family="paragraph" style:parent-style-name="Standard">
      <style:text-properties officeooo:rsid="05b97818" officeooo:paragraph-rsid="05b97818"/>
    </style:style>
    <style:style style:name="P64" style:family="paragraph" style:parent-style-name="Standard">
      <style:text-properties officeooo:rsid="05bbd5df" officeooo:paragraph-rsid="05bbd5df"/>
    </style:style>
    <style:style style:name="P65" style:family="paragraph" style:parent-style-name="Standard">
      <style:text-properties officeooo:rsid="05bee02e" officeooo:paragraph-rsid="05bee02e"/>
    </style:style>
    <style:style style:name="P66" style:family="paragraph" style:parent-style-name="Standard">
      <style:text-properties officeooo:rsid="059a2d8e" officeooo:paragraph-rsid="05bee02e"/>
    </style:style>
    <style:style style:name="P67" style:family="paragraph" style:parent-style-name="Standard">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c7b23" officeooo:paragraph-rsid="05af403d" style:letter-kerning="true" style:font-size-asian="12pt" style:font-style-asian="normal" style:font-weight-asian="normal" style:font-name-complex="David CLM" style:font-size-complex="12pt" style:font-style-complex="normal" style:font-weight-complex="normal" style:text-emphasize="none"/>
    </style:style>
    <style:style style:name="P68" style:family="paragraph" style:parent-style-name="Standard">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69" style:family="paragraph" style:parent-style-name="Heading_20_1">
      <style:text-properties style:font-name="David CLM" officeooo:rsid="04e3f55f" officeooo:paragraph-rsid="04e3f55f" style:font-name-complex="David CLM"/>
    </style:style>
    <style:style style:name="P70"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40f4f"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officeooo:paragraph-rsid="05e8981b" style:letter-kerning="true" style:font-size-asian="12pt" style:font-style-asian="normal" style:font-weight-asian="normal" style:font-name-complex="David CLM" style:font-size-complex="12pt" style:font-weight-complex="normal" style:text-emphasize="none"/>
    </style:style>
    <style:style style:name="P73" style:family="paragraph" style:parent-style-name="Standard" style:list-style-name="L3">
      <style:paragraph-properties fo:margin-top="0.0398in" fo:margin-bottom="0.0398in" style:contextual-spacing="false" fo:text-align="end" style:justify-single-word="false" style:writing-mode="rl-tb"/>
      <style:text-properties officeooo:paragraph-rsid="05e40f4f"/>
    </style:style>
    <style:style style:name="P74" style:family="paragraph" style:parent-style-name="Text_20_body" style:list-style-name="L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75" style:family="paragraph" style:parent-style-name="Text_20_body" style:list-style-name="L7">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76" style:family="paragraph" style:parent-style-name="Text_20_body" style:list-style-name="L7">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ebc405"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Text_20_body" style:list-style-name="L5">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78" style:family="paragraph" style:parent-style-name="Text_20_body" style:list-style-name="L6">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79" style:family="paragraph" style:parent-style-name="Text_20_body" style:list-style-name="L4">
      <style:text-properties officeooo:rsid="05caa4cd" officeooo:paragraph-rsid="05caa4cd"/>
    </style:style>
    <style:style style:name="P80" style:family="paragraph" style:parent-style-name="Text_20_body" style:list-style-name="L4">
      <style:text-properties fo:font-weight="normal" officeooo:rsid="05caa4cd" officeooo:paragraph-rsid="05caa4cd" style:font-weight-asian="normal" style:font-weight-complex="normal"/>
    </style:style>
    <style:style style:name="P81" style:family="paragraph" style:parent-style-name="Text_20_body" style:list-style-name="L4">
      <style:text-properties officeooo:rsid="053fada2" officeooo:paragraph-rsid="053fada2"/>
    </style:style>
    <style:style style:name="P82" style:family="paragraph" style:parent-style-name="Text_20_body" style:list-style-name="L4">
      <style:text-properties officeooo:rsid="0541ace3" officeooo:paragraph-rsid="0541ace3"/>
    </style:style>
    <style:style style:name="P83" style:family="paragraph" style:parent-style-name="Text_20_body" style:list-style-name="L4">
      <style:text-properties officeooo:rsid="0541e845" officeooo:paragraph-rsid="0541e845"/>
    </style:style>
    <style:style style:name="P84" style:family="paragraph" style:parent-style-name="Text_20_body" style:list-style-name="L6">
      <style:text-properties officeooo:rsid="056e711a" officeooo:paragraph-rsid="05738556"/>
    </style:style>
    <style:style style:name="P85" style:family="paragraph" style:parent-style-name="Text_20_body" style:list-style-name="L7">
      <style:text-properties officeooo:paragraph-rsid="0548c5d0"/>
    </style:style>
    <style:style style:name="P86" style:family="paragraph" style:parent-style-name="Text_20_body" style:list-style-name="L7">
      <style:text-properties officeooo:paragraph-rsid="05ebc405"/>
    </style:style>
    <style:style style:name="P87" style:family="paragraph" style:parent-style-name="Text_20_body" style:list-style-name="L2">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88" style:family="paragraph" style:parent-style-name="Text_20_body" style:list-style-name="L5">
      <style:paragraph-properties fo:margin-top="0in" fo:margin-bottom="0in" style:contextual-spacing="false" fo:text-align="end" style:justify-single-word="false" style:writing-mode="rl-tb"/>
      <style:text-properties officeooo:rsid="05591c4b" officeooo:paragraph-rsid="055a9ae2"/>
    </style:style>
    <style:style style:name="P89" style:family="paragraph" style:parent-style-name="Text_20_body" style:list-style-name="L5">
      <style:paragraph-properties fo:margin-top="0in" fo:margin-bottom="0in" style:contextual-spacing="false"/>
      <style:text-properties officeooo:paragraph-rsid="0568e324"/>
    </style:style>
    <style:style style:name="P90" style:family="paragraph" style:parent-style-name="Text_20_body" style:list-style-name="L5">
      <style:paragraph-properties fo:margin-top="0in" fo:margin-bottom="0in" style:contextual-spacing="false"/>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weight="bold" officeooo:rsid="059a2d8e" style:font-weight-asian="bold" style:font-weight-complex="bold"/>
    </style:style>
    <style:style style:name="T5" style:family="text">
      <style:text-properties fo:font-weight="bold" officeooo:rsid="05caa4c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5600163" style:font-style-asian="italic" style:font-style-complex="italic"/>
    </style:style>
    <style:style style:name="T8" style:family="text">
      <style:text-properties fo:font-style="italic" officeooo:rsid="057b9f03" style:font-style-asian="italic" style:font-style-complex="italic"/>
    </style:style>
    <style:style style:name="T9" style:family="text">
      <style:text-properties fo:font-style="italic" officeooo:rsid="05df38a1" style:font-style-asian="italic" style:font-style-complex="italic"/>
    </style:style>
    <style:style style:name="T10" style:family="text">
      <style:text-properties fo:font-style="italic" officeooo:rsid="05ecd76a" style:font-style-asian="italic" style:font-style-complex="italic"/>
    </style:style>
    <style:style style:name="T11" style:family="text">
      <style:text-properties fo:font-style="italic" officeooo:rsid="05d178a5" style:font-style-asian="italic" style:font-style-complex="italic"/>
    </style:style>
    <style:style style:name="T12" style:family="text">
      <style:text-properties style:text-position="super 58%"/>
    </style:style>
    <style:style style:name="T13" style:family="text">
      <style:text-properties style:text-position="super 58%" fo:font-weight="normal" style:font-weight-asian="normal" style:font-weight-complex="normal"/>
    </style:style>
    <style:style style:name="T14" style:family="text">
      <style:text-properties style:text-position="0% 100%"/>
    </style:style>
    <style:style style:name="T15" style:family="text">
      <style:text-properties style:text-position="0% 100%" fo:font-weight="bold" style:font-weight-asian="bold" style:font-weight-complex="bold"/>
    </style:style>
    <style:style style:name="T16" style:family="text">
      <style:text-properties style:text-position="0% 100%" fo:font-weight="bold" officeooo:rsid="05030d04" style:font-weight-asian="bold" style:font-weight-complex="bold"/>
    </style:style>
    <style:style style:name="T17" style:family="text">
      <style:text-properties style:text-position="0% 100%" fo:font-weight="bold" officeooo:rsid="0578589e" style:font-weight-asian="bold" style:font-weight-complex="bold"/>
    </style:style>
    <style:style style:name="T18" style:family="text">
      <style:text-properties style:text-position="0% 100%" fo:font-weight="bold" officeooo:rsid="05d646f1" style:font-weight-asian="bold" style:font-weight-complex="bold"/>
    </style:style>
    <style:style style:name="T19" style:family="text">
      <style:text-properties style:text-position="0% 100%" officeooo:rsid="0500dd55"/>
    </style:style>
    <style:style style:name="T20" style:family="text">
      <style:text-properties style:text-position="0% 100%" officeooo:rsid="05028eb5"/>
    </style:style>
    <style:style style:name="T21" style:family="text">
      <style:text-properties style:text-position="0% 100%" officeooo:rsid="05030d04"/>
    </style:style>
    <style:style style:name="T22" style:family="text">
      <style:text-properties style:text-position="0% 100%" officeooo:rsid="0508f92a"/>
    </style:style>
    <style:style style:name="T23" style:family="text">
      <style:text-properties style:text-position="0% 100%" officeooo:rsid="050be42a"/>
    </style:style>
    <style:style style:name="T24" style:family="text">
      <style:text-properties style:text-position="0% 100%" officeooo:rsid="050db58e"/>
    </style:style>
    <style:style style:name="T25" style:family="text">
      <style:text-properties style:text-position="0% 100%" officeooo:rsid="05130bc9"/>
    </style:style>
    <style:style style:name="T26" style:family="text">
      <style:text-properties style:text-position="0% 100%" officeooo:rsid="0522d74a"/>
    </style:style>
    <style:style style:name="T27" style:family="text">
      <style:text-properties style:text-position="0% 100%" officeooo:rsid="0524be13"/>
    </style:style>
    <style:style style:name="T28" style:family="text">
      <style:text-properties style:text-position="0% 100%" officeooo:rsid="0578107a"/>
    </style:style>
    <style:style style:name="T29" style:family="text">
      <style:text-properties style:text-position="0% 100%" officeooo:rsid="0578589e"/>
    </style:style>
    <style:style style:name="T30" style:family="text">
      <style:text-properties style:text-position="0% 100%" officeooo:rsid="057b3919"/>
    </style:style>
    <style:style style:name="T31" style:family="text">
      <style:text-properties style:text-position="0% 100%" officeooo:rsid="05d646f1"/>
    </style:style>
    <style:style style:name="T32" style:family="text">
      <style:text-properties style:text-position="0% 100%" officeooo:rsid="05d6d186"/>
    </style:style>
    <style:style style:name="T33" style:family="text">
      <style:text-properties style:text-position="0% 100%" officeooo:rsid="05d84960"/>
    </style:style>
    <style:style style:name="T34" style:family="text">
      <style:text-properties officeooo:rsid="051fada4"/>
    </style:style>
    <style:style style:name="T35" style:family="text">
      <style:text-properties officeooo:rsid="05213772"/>
    </style:style>
    <style:style style:name="T36" style:family="text">
      <style:text-properties officeooo:rsid="0527725c"/>
    </style:style>
    <style:style style:name="T37" style:family="text">
      <style:text-properties officeooo:rsid="052a500a"/>
    </style:style>
    <style:style style:name="T38" style:family="text">
      <style:text-properties officeooo:rsid="052f4c42"/>
    </style:style>
    <style:style style:name="T39" style:family="text">
      <style:text-properties officeooo:rsid="053b45e6"/>
    </style:style>
    <style:style style:name="T4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4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4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4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40f4f" style:letter-kerning="true" style:font-size-asian="12pt" style:font-style-asian="normal" style:font-weight-asian="normal" style:font-name-complex="David CLM" style:font-size-complex="12pt" style:font-weight-complex="normal" style:text-emphasize="none"/>
    </style:style>
    <style:style style:name="T4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style:letter-kerning="true" style:font-size-asian="12pt" style:font-style-asian="normal" style:font-weight-asian="normal" style:font-name-complex="David CLM" style:font-size-complex="12pt" style:font-weight-complex="normal" style:text-emphasize="none"/>
    </style:style>
    <style:style style:name="T4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4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5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5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5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5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5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5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5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5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5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5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6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6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6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6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6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6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6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6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6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6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70"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71"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72" style:family="text">
      <style:text-properties style:use-window-font-color="true" loext:opacity="0%"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73" style:family="text">
      <style:text-properties style:use-window-font-color="true" loext:opacity="0%"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74" style:family="text">
      <style:text-properties style:use-window-font-color="true" loext:opacity="0%"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7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7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77" style:family="text">
      <style:text-properties fo:font-weight="normal" style:font-weight-asian="normal" style:font-weight-complex="normal"/>
    </style:style>
    <style:style style:name="T78" style:family="text">
      <style:text-properties fo:font-weight="normal" officeooo:rsid="0576d220" style:font-weight-asian="normal" style:font-weight-complex="normal"/>
    </style:style>
    <style:style style:name="T79" style:family="text">
      <style:text-properties officeooo:rsid="054f667f"/>
    </style:style>
    <style:style style:name="T80" style:family="text">
      <style:text-properties officeooo:rsid="05517c33"/>
    </style:style>
    <style:style style:name="T81" style:family="text">
      <style:text-properties officeooo:rsid="055cb7e3"/>
    </style:style>
    <style:style style:name="T82" style:family="text">
      <style:text-properties officeooo:rsid="05600163"/>
    </style:style>
    <style:style style:name="T83" style:family="text">
      <style:text-properties officeooo:rsid="057679d2"/>
    </style:style>
    <style:style style:name="T84" style:family="text">
      <style:text-properties officeooo:rsid="057b9f03"/>
    </style:style>
    <style:style style:name="T85" style:family="text">
      <style:text-properties officeooo:rsid="057cc2e3"/>
    </style:style>
    <style:style style:name="T86" style:family="text">
      <style:text-properties officeooo:rsid="0581bbc6"/>
    </style:style>
    <style:style style:name="T87" style:family="text">
      <style:text-properties officeooo:rsid="0581bc0c"/>
    </style:style>
    <style:style style:name="T88" style:family="text">
      <style:text-properties officeooo:rsid="05851444"/>
    </style:style>
    <style:style style:name="T89" style:family="text">
      <style:text-properties style:text-position="sub 58%"/>
    </style:style>
    <style:style style:name="T90" style:family="text">
      <style:text-properties style:text-position="sub 58%" officeooo:rsid="05851444"/>
    </style:style>
    <style:style style:name="T91" style:family="text">
      <style:text-properties officeooo:rsid="058cef76"/>
    </style:style>
    <style:style style:name="T92" style:family="text">
      <style:text-properties officeooo:rsid="056b6073"/>
    </style:style>
    <style:style style:name="T93" style:family="text">
      <style:text-properties fo:font-style="normal" style:font-style-asian="normal" style:font-style-complex="normal"/>
    </style:style>
    <style:style style:name="T94" style:family="text">
      <style:text-properties fo:font-style="normal" officeooo:rsid="05c17727" style:font-style-asian="normal" style:font-style-complex="normal"/>
    </style:style>
    <style:style style:name="T95" style:family="text">
      <style:text-properties officeooo:rsid="0590f641"/>
    </style:style>
    <style:style style:name="T96" style:family="text">
      <style:text-properties officeooo:rsid="05986171"/>
    </style:style>
    <style:style style:name="T97" style:family="text">
      <style:text-properties officeooo:rsid="059a2d8e"/>
    </style:style>
    <style:style style:name="T98" style:family="text">
      <style:text-properties officeooo:rsid="059f0fed"/>
    </style:style>
    <style:style style:name="T99" style:family="text">
      <style:text-properties officeooo:rsid="05a854f2"/>
    </style:style>
    <style:style style:name="T100" style:family="text">
      <style:text-properties officeooo:rsid="05aa7c4e"/>
    </style:style>
    <style:style style:name="T101" style:family="text">
      <style:text-properties officeooo:rsid="05b20563"/>
    </style:style>
    <style:style style:name="T102" style:family="text">
      <style:text-properties officeooo:rsid="05bbd5df"/>
    </style:style>
    <style:style style:name="T103" style:family="text">
      <style:text-properties officeooo:rsid="05c47eff"/>
    </style:style>
    <style:style style:name="T104" style:family="text">
      <style:text-properties officeooo:rsid="05caa4cd"/>
    </style:style>
    <style:style style:name="T105" style:family="text">
      <style:text-properties officeooo:rsid="05cb953b"/>
    </style:style>
    <style:style style:name="T106" style:family="text">
      <style:text-properties officeooo:rsid="05cd5d3a"/>
    </style:style>
    <style:style style:name="T107" style:family="text">
      <style:text-properties officeooo:rsid="05ce0262"/>
    </style:style>
    <style:style style:name="T108" style:family="text">
      <style:text-properties officeooo:rsid="05d0a196"/>
    </style:style>
    <style:style style:name="T109" style:family="text">
      <style:text-properties officeooo:rsid="05d178a5"/>
    </style:style>
    <style:style style:name="T110" style:family="text">
      <style:text-properties officeooo:rsid="05d420b7"/>
    </style:style>
    <style:style style:name="T111" style:family="text">
      <style:text-properties fo:color="#000000" loext:opacity="100%" style:font-name="Liberation Sans2" fo:font-size="40pt" style:font-size-asian="40pt"/>
    </style:style>
    <style:style style:name="T112" style:family="text">
      <style:text-properties fo:color="#000000" loext:opacity="100%" style:font-name="Liberation Sans2" fo:font-size="40pt" officeooo:rsid="05f21ae4" style:font-size-asian="40pt"/>
    </style:style>
    <style:style style:name="T113" style:family="text">
      <style:text-properties officeooo:rsid="05d8cf46"/>
    </style:style>
    <style:style style:name="T114" style:family="text">
      <style:text-properties officeooo:rsid="05dbaa60"/>
    </style:style>
    <style:style style:name="T115" style:family="text">
      <style:text-properties officeooo:rsid="05dc023e"/>
    </style:style>
    <style:style style:name="T116" style:family="text">
      <style:text-properties officeooo:rsid="05dcb0d1"/>
    </style:style>
    <style:style style:name="T117" style:family="text">
      <style:text-properties officeooo:rsid="05def1bc"/>
    </style:style>
    <style:style style:name="T118" style:family="text">
      <style:text-properties officeooo:rsid="05df38a1"/>
    </style:style>
    <style:style style:name="T119" style:family="text">
      <style:text-properties officeooo:rsid="05e0c1aa"/>
    </style:style>
    <style:style style:name="T120" style:family="text">
      <style:text-properties officeooo:rsid="05e40f4f"/>
    </style:style>
    <style:style style:name="T121" style:family="text">
      <style:text-properties officeooo:rsid="05e566f5"/>
    </style:style>
    <style:style style:name="T122" style:family="text">
      <style:text-properties officeooo:rsid="05e6adfe"/>
    </style:style>
    <style:style style:name="T123" style:family="text">
      <style:text-properties officeooo:rsid="05e8981b"/>
    </style:style>
    <style:style style:name="T124" style:family="text">
      <style:text-properties fo:color="#990099" loext:opacity="100%" style:text-outline="false" style:text-line-through-style="none" style:text-line-through-type="none" style:font-name="David CLM" fo:font-size="12pt" fo:font-style="normal" fo:text-shadow="none" style:text-underline-style="none" fo:font-weight="normal" officeooo:rsid="05305b30" style:letter-kerning="true" style:font-size-asian="12pt" style:font-style-asian="normal" style:font-weight-asian="normal" style:font-name-complex="David CLM" style:font-size-complex="12pt" style:font-weight-complex="normal" style:text-emphasize="none"/>
    </style:style>
    <style:style style:name="T125" style:family="text">
      <style:text-properties fo:color="#990099" loext:opacity="100%" fo:font-size="12pt" style:font-size-asian="12pt" style:font-size-complex="12pt"/>
    </style:style>
    <style:style style:name="T126" style:family="text">
      <style:text-properties officeooo:rsid="05ebd3be"/>
    </style:style>
    <style:style style:name="T127" style:family="text">
      <style:text-properties officeooo:rsid="05ecd76a"/>
    </style:style>
    <style:style style:name="T128" style:family="text">
      <style:text-properties officeooo:rsid="05eff7aa"/>
    </style:style>
    <style:style style:name="T129" style:family="text">
      <style:text-properties officeooo:rsid="05f5804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text:span text:style-name="T115">1. </text:span>חלוקת עלויות</text:h>
      <text:p text:style-name="P4">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4">זו בעיה של חלוקה הוגנת - אבל היא שונה מבעיות קודמות שלמדנו:</text:p>
      <text:list xml:id="list1393540393" text:style-name="L1">
        <text:list-item>
          <text:p text:style-name="P74">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74">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5">מהי חלוקה הוגנת של התשלומים במקרה זה?</text:p>
      <text:p text:style-name="P7">אנחנו נציג את הבעיה כמקרה פרטי של בעיה כללית יותר הנקראת <text:span text:style-name="T6">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12">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87">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style-name="TableLine3175161541584">
          <table:table-cell table:style-name="Table1.A1" office:value-type="string">
            <text:p text:style-name="P42"><text:span text:style-name="T38">קואליציה </text:span>S</text:p>
          </table:table-cell>
          <table:table-cell table:style-name="Table1.B1" office:value-type="string">
            <text:p text:style-name="P42"><text:span text:style-name="T87">c</text:span>(S)</text:p>
          </table:table-cell>
        </table:table-row>
        <table:table-row table:style-name="TableLine3175161545664">
          <table:table-cell table:style-name="Table1.A2" office:value-type="string">
            <text:p text:style-name="P40">0</text:p>
          </table:table-cell>
          <table:table-cell table:style-name="Table1.B2" office:value-type="string">
            <text:p text:style-name="P37">0</text:p>
          </table:table-cell>
        </table:table-row>
        <table:table-row table:style-name="TableLine3175161550560">
          <table:table-cell table:style-name="Table1.A2" office:value-type="string">
            <text:p text:style-name="P40">א</text:p>
          </table:table-cell>
          <table:table-cell table:style-name="Table1.B2" office:value-type="string">
            <text:p text:style-name="P37">10</text:p>
          </table:table-cell>
        </table:table-row>
        <table:table-row table:style-name="TableLine3175161552464">
          <table:table-cell table:style-name="Table1.A2" office:value-type="string">
            <text:p text:style-name="P40">ב</text:p>
          </table:table-cell>
          <table:table-cell table:style-name="Table1.B2" office:value-type="string">
            <text:p text:style-name="P37">15</text:p>
          </table:table-cell>
        </table:table-row>
        <table:table-row table:style-name="TableLine3175161550832">
          <table:table-cell table:style-name="Table1.A2" office:value-type="string">
            <text:p text:style-name="P40">ג</text:p>
          </table:table-cell>
          <table:table-cell table:style-name="Table1.B2" office:value-type="string">
            <text:p text:style-name="P38">25</text:p>
          </table:table-cell>
        </table:table-row>
        <table:table-row table:style-name="TableLine3175161551104">
          <table:table-cell table:style-name="Table1.A2" office:value-type="string">
            <text:p text:style-name="P41">א,ב</text:p>
          </table:table-cell>
          <table:table-cell table:style-name="Table1.B2" office:value-type="string">
            <text:p text:style-name="P38">20</text:p>
          </table:table-cell>
        </table:table-row>
        <table:table-row table:style-name="TableLine3175161552736">
          <table:table-cell table:style-name="Table1.A2" office:value-type="string">
            <text:p text:style-name="P41">א,ג</text:p>
          </table:table-cell>
          <table:table-cell table:style-name="Table1.B2" office:value-type="string">
            <text:p text:style-name="P38">25</text:p>
          </table:table-cell>
        </table:table-row>
        <table:table-row table:style-name="TableLine3175161553008">
          <table:table-cell table:style-name="Table1.A2" office:value-type="string">
            <text:p text:style-name="P41">ב,ג</text:p>
          </table:table-cell>
          <table:table-cell table:style-name="Table1.B2" office:value-type="string">
            <text:p text:style-name="P38">30</text:p>
          </table:table-cell>
        </table:table-row>
        <table:table-row table:style-name="TableLine3175161569600">
          <table:table-cell table:style-name="Table1.A2" office:value-type="string">
            <text:p text:style-name="P41">א,ב,ג</text:p>
          </table:table-cell>
          <table:table-cell table:style-name="Table1.B2" office:value-type="string">
            <text:p text:style-name="P39">37</text:p>
          </table:table-cell>
        </table:table-row>
      </table:table>
      <text:p text:style-name="P8"/>
      <text:p text:style-name="Text_20_body">כלל-חלוקת-עלויות הוא פונקציה p המקבלת כקלט את הטבלה <text:span text:style-name="T87">c</text:span>, ומחזירה לכל שחקן כמה הוא צריך לשלם. <text:s text:c="2"/>אנחנו נחפש כלל-חלוקת-עלויות המקיים כמה תנאים.</text:p>
      <text:p text:style-name="Text_20_body"><text:soft-page-break/></text:p>
      <text:p text:style-name="P6"><text:span text:style-name="T15">א.</text:span><text:span text:style-name="T14"> </text:span><text:span text:style-name="T16">כיסוי מלא</text:span><text:span text:style-name="T21">: </text:span><text:span text:style-name="T20">כשכולם נוסעים יחד, </text:span><text:span text:style-name="T19">עלות הנסיעה מכוסה </text:span><text:span text:style-name="T20">במלואה </text:span><text:span text:style-name="T19">ע"י הנוסעים:</text:span></text:p>
      <text:p text:style-name="P29"><text:span text:style-name="T87">c</text:span>(N) = p(<text:span text:style-name="T87">c</text:span>,1) + p(c,2) + ... + p(c,n)</text:p>
      <text:p text:style-name="P28"><text:span text:style-name="T1">ב. </text:span><text:span text:style-name="T3">הגינות</text:span><text:span text:style-name="T78"> (נקרא גם </text:span><text:span text:style-name="T3">סימטריה</text:span><text:span text:style-name="T78">)</text:span>: התשלום שכל שחקן משלם צריך להיות תלוי רק בעלות השולית שהוא מוסיף. העלות השולית של שחקן i, ביחס לקבוצה מסויימת S שאינה מכילה את i, מוגדרת כ:</text:p>
      <text:p text:style-name="P31"><text:s text:c="2"/>c(S <text:span text:style-name="T80">U {i}</text:span>) – c(S)</text:p>
      <text:p text:style-name="P28"><text:span text:style-name="T39">כלומר </text:span>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text:p>
      <text:p text:style-name="P32"><text:span text:style-name="T15">ג. </text:span><text:span text:style-name="T17">עקרון </text:span><text:span text:style-name="T18">האפס</text:span><text:span text:style-name="T14">: </text:span><text:span text:style-name="T31">"שחקן אפס" </text:span><text:span text:style-name="T28">(</text:span><text:span text:style-name="T29">באנגלית</text:span><text:span text:style-name="T28"> "null player") </text:span><text:span text:style-name="T14">הוא שחקן שאינו מוסיף שום עלות לשום תת-קבוצה שהוא מצטרף אליה. תחשבו על </text:span><text:span text:style-name="T26">"עציץ" שתמיד נמצא במונית - לא עולה ולא יורד</text:span><text:span text:style-name="T27">, </text:span><text:span text:style-name="T32">לא מועיל ולא מזיק</text:span><text:span text:style-name="T14">. </text:span><text:span text:style-name="T30">עקרון </text:span><text:span text:style-name="T32">האפס </text:span><text:span text:style-name="T30">קובע, </text:span><text:span text:style-name="T33">ששחקן </text:span><text:span text:style-name="T32">כזה </text:span><text:span text:style-name="T14">לא צריך לשלם </text:span><text:span text:style-name="T30">או לקבל </text:span><text:span text:style-name="T14">כלום. </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86">k</text:span>), ומפעילים את אותו כלל-תשלומים - מקבלים תשלומים גדולים פי 100 (או פי <text:span text:style-name="T86">k</text:span>).</text:p>
      <text:p text:style-name="P33"><text:span text:style-name="T22">ב</text:span><text:span text:style-name="T14">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23">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text:span></text:p>
      <text:p text:style-name="P34"><text:span text:style-name="T23">כ</text:span><text:span text:style-name="T14">ל </text:span><text:span text:style-name="T25">התנאים</text:span><text:span text:style-name="T14"> הללו נראים מאד הגיוניים</text:span><text:span text:style-name="T24">.</text:span></text:p>
      <text:p text:style-name="P35"><text:span text:style-name="T14">מתברר שיש רק כלל תשלומים </text:span><text:span text:style-name="T15">אחד </text:span><text:span text:style-name="T14">המקיים את כל הכללים האלו! הכלל הזה נקרא "ערך שאפלי".</text:span></text:p>
      <text:p text:style-name="P43">ערך שאפלי מחושב באופן הבא:</text:p>
      <text:list xml:id="list4120010830" text:style-name="L2">
        <text:list-item>
          <text:p text:style-name="P87">עבור על כל n! הסידורים האפשריים של השחקנים.</text:p>
        </text:list-item>
        <text:list-item>
          <text:p text:style-name="P87">עבור כל סידור וכל שחקן, חשב את <text:span text:style-name="T8">העלות</text:span><text:span text:style-name="T6"> השולית </text:span>שלו בסידור זה.</text:p>
        </text:list-item>
        <text:list-item>
          <text:p text:style-name="P87">התשלום של כל שחקן הוא הממוצע החשבוני של <text:span text:style-name="T84">העלויות </text:span>השוליות שלו בכל אחד מהסידורים.</text:p>
        </text:list-item>
      </text:list>
      <text:p text:style-name="P45">לדוגמה עבור המספרים מלמעלה, ראו בגליון האלקטרוני המצורף.</text:p>
      <text:p text:style-name="P46"><text:span text:style-name="T1">משפט 1</text:span>: ערך שאפלי מקיים את התכונות א<text:span text:style-name="T34">,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52"><text:soft-page-break/><text:span text:style-name="T1">ב.</text:span> <text:span text:style-name="T35">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48"><text:span text:style-name="T1">ג.</text:span> <text:span text:style-name="T85">לשחקן אפס יש עלות שולית 0 ביחס לכל תת-קבוצה, ולכן גם הממוצע שלו 0.</text:span></text:p>
      <text:p text:style-name="P49"><text:span text:style-name="T1">ד.</text:span> <text:span text:style-name="T36">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47"><text:span text:style-name="T1">משפט </text:span><text:span text:style-name="T2">2</text:span>: ערך שאפלי <text:span text:style-name="T37">הוא הפונקציה היחידה המקיימת </text:span>את התכונות א<text:span text:style-name="T34">,ב,ג,</text:span>ד.</text:p>
      <text:p text:style-name="P55"><text:span text:style-name="T1">הוכחה</text:span>: <text:span text:style-name="T112">נו</text:span><text:span text:style-name="T111">כיח יחידות לשני שחקנים. פונקציית העלות: </text:span></text:p>
      <text:p text:style-name="P29">(0,c<text:span text:style-name="T89">a</text:span>,c<text:span text:style-name="T89">b</text:span>,c<text:span text:style-name="T89">ab</text:span>)</text:p>
      <text:p text:style-name="Text_20_body">ניתן להציג אותה כסכום של שלוש פונקציות:<text:span text:style-name="T114">גכגג</text:span></text:p>
      <text:p text:style-name="P29">(0,c<text:span text:style-name="T89">a</text:span>,0,c<text:span text:style-name="T89">a</text:span>) +(0,0,c<text:span text:style-name="T89">b</text:span>,c<text:span text:style-name="T89">b</text:span>) + (0,0,0,c<text:span text:style-name="T89">ab</text:span>-c<text:span text:style-name="T89">a</text:span>-c<text:span text:style-name="T89">b</text:span>)</text:p>
      <text:p text:style-name="Text_20_body"><text:span text:style-name="T110">בראשונה</text:span>, ב הוא <text:span text:style-name="T113">שחקן-אפס</text:span> ולכן א משלם הכל - ca</text:p>
      <text:p text:style-name="P25"><text:span text:style-name="T110">בשניה</text:span>, <text:s/>א הוא <text:span text:style-name="T113">שחקן-אפס</text:span> ולכן ב משלם הכל - cb.</text:p>
      <text:p text:style-name="Text_20_body"><text:span text:style-name="T110">בשלישית</text:span>, א,ב סימטריים ולכן כל אחד משלם בדיוק חצי מהעלות הכוללת – (c<text:span text:style-name="T89">ab</text:span>-c<text:span text:style-name="T89">a</text:span>-c<text:span text:style-name="T89">b</text:span>)/2.</text:p>
      <text:p text:style-name="Text_20_body">לפי ליניאריות, <text:span text:style-name="T110">התשלום של a הוא סכום התשלומים בשלושת המשחקים:</text:span></text:p>
      <text:p text:style-name="P29">p<text:span text:style-name="T89">a</text:span> = c<text:span text:style-name="T89">a</text:span> + <text:span text:style-name="T110">0 + </text:span>(c<text:span text:style-name="T89">ab</text:span>-c<text:span text:style-name="T89">a</text:span>-c<text:span text:style-name="T89">b</text:span>)/2 = [c<text:span text:style-name="T89">a</text:span>+(c<text:span text:style-name="T89">ab</text:span>-c<text:span text:style-name="T89">b</text:span>)]/2</text:p>
      <text:p text:style-name="P21"><text:span text:style-name="T110">וזה </text:span>בדיוק ערך שאפלי.</text:p>
      <text:p text:style-name="P23">אותו הדבר נכון לגבי b.</text:p>
      <text:p text:style-name="P22">ההוכחה לשלושה שחקנים או יותר היא דומה, אבל יותר מסובכת מבחינה אלגברית.</text:p>
      <text:p text:style-name="P56"/>
      <text:h text:style-name="Heading_20_1" text:outline-level="1">חישוב ערך שאפלי</text:h>
      <text:p text:style-name="P24">באופן כללי, כדי לחשב את ערך שאפלי צריך לעבור על n! צירופים. זה אפשרי עבור ערכים קטנים של n, אבל כש-n גדל (נניח מעל 15) זה כבר נעשה קשה מאד. ואכן, הבעיה הכללית של חישוב ערך שאפלי היא NP-קשה. אבל, במקרים מסויימים אפשר לנצל את מבנה הבעיה כדי לחשב את ערך שאפלי בצורה יעילה יותר.</text:p>
      <text:p text:style-name="P24">דוגמה אחת היא <text:span text:style-name="T6">בעיית שדה התעופה </text:span>(airport problem): <text:span text:style-name="T115">יש n חברות-תעופה, כל אחת צריכה מסלול-המראה באורך אחר (בגלל גודל המטוסים שלה וכד'). רוצים לבנות מסלול-המראה אחד לכל החברות, והשאלה היא איך לחלק את התשלומים ביניהן?</text:span></text:p>
      <text:p text:style-name="P26">בבעיה זו, העלות של כל תת-קבוצה נקבעת לפי מקסימום פשוט. <text:s/>נניח, בלי הגבלת הכלליות, שחברה 1 צריכה את המסלול הקצר ביותר, אחריה חברה 2, וכו'. <text:s/>אז העלות של כל תת-קבוצה נקבעת לפי עלות המסלול של החברה המקסימלית (למשל: העלות של 1, 3, 5 היא העלות של 5). <text:span text:style-name="T116">אפשר לחשב את ערך שאפלי בדרך הרגילה (ראו בקובץ airport.py), אבל אפשר לחשב באופן יעיל יותר ע"פ העקרונות של שאפלי.</text:span></text:p>
      <text:p text:style-name="P27"><text:soft-page-break/>לפי עקרון הליניאריות, אפשר לפרק את הבעיה לסכום של כמה תת-בעיות:</text:p>
      <text:p text:style-name="P27">לכל i בין 1 ל-n, נגדיר תת-בעיה שבה צריך לשלם רק על הקטע בין i-1 לבין i. הבעיה המקורית היא סכום של כל ה-n תת-בעיות, ולכן, אם נפתור כל בעיה בנפרד, נוכל פשוט לחבר את התוצאות ולקבל את הפתרון לבעיה המקורית.</text:p>
      <text:p text:style-name="P27">כדי לפתור את תת-בעיה i, נשים לב שבבעיה זו, כל השחקנים הקטנים מ-i הם "שחקני אפס", ולכן לפי עקרון האפס הם לא משלמים כלום. כל השחקנים מ-i ומעלה הם סימטריים, ולכן לפי עקרון הסימטריה כל אחד מהם משלם אותו הדבר. המסקנה היא, שבתת-בעיה i, העלות של הקטע בין i-1 לבין i מתחלק שווה בשווה בין השחקנים i,…,n, כל אחד מהם משלם 1 חלקי (n-i+1) מעלות הקטע.</text:p>
      <text:p text:style-name="P27">מצאנו נוסחה פשוטה המאפשרת לחשב את ערכי שאפלי בבעיית מסלול-ההמראה בזמן ליניארי.</text:p>
      <text:p text:style-name="P57">האם ישנן בעיות כלליות יותר שבהן אפשר לחשב את ערך שאפלי במהירות?</text:p>
      <text:p text:style-name="P57">בעיה אחת כזאת נמצאה ממש לאחרונה ע"י חיה לוינגר, <text:span text:style-name="T129">במסגרת התואר השני שלה באוניברסיטת </text:span><text:span text:style-name="T126">אריאל </text:span><text:span text:style-name="T129">(</text:span><text:span text:style-name="T126">בהנחיית</text:span> נועם חזון ועמוס עזריה, <text:span text:style-name="T117">בוגרי </text:span><text:span text:style-name="T129">אוניברסיטת </text:span><text:span text:style-name="T117">בר-אילן)</text:span>. <text:span text:style-name="T118">מדובר בבעיית שיתוף-נסיעות, כאשר </text:span><text:span text:style-name="T9">סדר הורדת הנוסעים נקבע מראש</text:span><text:span text:style-name="T118">. </text:span></text:p>
      <text:p text:style-name="P58">הקלט לבעיה הוא גרף מכוון של כבישים. נתונים n נוסעים, כולם עולים במקום אחד, וצריך להסיע אותם ל-n יעדים שונים, לפי הסדר 1,…,n (למשל, לפי סדר הדחיפות, לפי סדר ההגעה למונית, וכד'). <text:s/><text:span text:style-name="T119">כאשר כולם נמצאים, המונית נוסעת במסלול הקצר ביותר מ-0 ל-1, ואז במסלול הקצר ביותר מ-1 ל-2, וכו'. אבל כשאחד הנוסעים לא נמצא, המונית יכולה "לחתוך" ולקצר. למשל, אם 1 לא נמצא, אז המונית יכולה לנסוע במסלול הקצר ביותר מ-0 ל-2 – ובזה הבעיה שונה מבעיית מסלול-ההמראה.</text:span></text:p>
      <text:p text:style-name="P59">גם כאן, אפשר לחשב את ערך שאפלי בצורה הרגילה (ראו ridesharing.py), אבל אפשר גם לחשב ביעילות ע"י פירוק הבעיה לסכום של תת-בעיות:</text:p>
      <text:list xml:id="list2177643783" text:style-name="L3">
        <text:list-item>
          <text:p text:style-name="P70">לכל k, נגדיר תת-בעיה שבה אנחנו משלמים רק על נסיעה <text:span text:style-name="T1">ישירה</text:span> מ-0 ל-k (במסלול הקצר ביותר). שימו לב שאנחנו משלמים את הנסיעה הזאת, <text:span text:style-name="T120">אם ורק אם </text:span>נוסע k נמצא ו<text:span text:style-name="T120">גם </text:span>אין <text:span text:style-name="T120">במונית </text:span>אף נוסע ש<text:span text:style-name="T120">מספרו </text:span>קטן מ-k. לכן:</text:p>
          <text:list>
            <text:list-item>
              <text:p text:style-name="P70">כל הנוסעים שמספרם גדול מ-k הם שחקני-אפס ולא משלמים כלום.</text:p>
            </text:list-item>
            <text:list-item>
              <text:p text:style-name="P70">ערך שאפלי של k בבעיה זו הוא המרחק <text:span text:style-name="T120">הישיר </text:span>בין 0 ל-k, מחולק ב-k – כי רק באחד מכל k סדרים נוסע k מופיע לפני כל הנוסעים 1,…,k-1, ורק במקרה זה העלות השולית שלו חיובית.</text:p>
            </text:list-item>
            <text:list-item>
              <text:p text:style-name="P71">ערך שאפלי של כל נוסע <text:span text:style-name="T121">k&gt;j</text:span> הוא <text:span text:style-name="T1">מינוס</text:span> המרחק <text:span text:style-name="T120">הישיר </text:span>בין 0 ל-k, מחולק ב k(k-1) – כי מתוך הסדרים שבהם k מופיע לפני כל הנוסעים <text:s/>1,…,k-1, <text:s text:c="2"/>באחד מכל <text:span text:style-name="T1">k-1</text:span> סדרים, הנוסע j הוא הראשון שמופיע <text:span text:style-name="T122">מייד </text:span>אחרי k, ובמקרה זה הוא גורם לכך שאנחנו <text:span text:style-name="T1">לא </text:span>נוסעים במסלול הישיר מ-0 ל-k, כלומר הוא מפחית את עלות המסלול.</text:p>
            </text:list-item>
          </text:list>
        </text:list-item>
        <text:list-item>
          <text:p text:style-name="P70">לכל k&gt;i, נגדיר תת-בעיה שבה אנחנו משלמים רק על נסיעה <text:span text:style-name="T1">ישירה </text:span>מ-i ל-k. <text:span text:style-name="T123">באופן דומה לחישוב למעלה:</text:span></text:p>
          <text:list>
            <text:list-item>
              <text:p text:style-name="P72">כל הנוסעים שמספרים קטן מ-i או גדול מ-k הם שחקני אפס.</text:p>
            </text:list-item>
            <text:list-item>
              <text:p text:style-name="P73"><text:span text:style-name="T46">ערך שאפלי של i,k הוא המ</text:span><text:span text:style-name="T47">רחק הישיר בין i ל-k, מחולק ב (k-i+1)(k-i).</text:span></text:p>
            </text:list-item>
            <text:list-item>
              <text:p text:style-name="P72">ערך שאפלי של כל נוסע j שעבורו i&lt;j&lt;k הוא <text:span text:style-name="T1">מינוס </text:span>המרחק הישיר בין i ל-k, מחולק ב (k-i)(k-i+1), כפול 2/(k-i-1). </text:p>
            </text:list-item>
          </text:list>
        </text:list-item>
      </text:list>
      <text:p text:style-name="P60">מספר הבעיות הכולל הוא O(n<text:span text:style-name="T12">2</text:span>), ולכן זמן החישוב של ערך שאפלי הוא פולינומיאלי!</text:p>
      <text:p text:style-name="P60">מה קורה אם סדר הורדת הנוסעים לא קבוע מראש, אלא נקבע בכל פעם מחדש (למשל ע"י חישוב המסלול הקצר ביותר שעובר בין כל הנקודות)? - במקרה זה, <text:span text:style-name="T126">חיה נועם ועמוס הוכיחו ש</text:span>הבעיה היא כבר NP-קשה.</text:p>
      <text:p text:style-name="P59"><text:soft-page-break/></text:p>
      <text:p text:style-name="P56"/>
      <text:p text:style-name="P56"/>
      <text:p text:style-name="P3">מקורות</text:p>
      <text:list xml:id="list1933654508" text:style-name="L7">
        <text:list-item>
          <text:p text:style-name="P85"><text:span text:style-name="T75">ישראל אומן על ערך </text:span><text:span text:style-name="T76">שאפלי: </text:span><text:span text:style-name="T75">http://www.ma.huji.ac.il/raumann/pdf/The%20Shapley%20Value.pdf</text:span></text:p>
        </text:list-item>
        <text:list-item>
          <text:p text:style-name="P75">ויקיפדיה, Shapley Value</text:p>
        </text:list-item>
        <text:list-item>
          <text:p text:style-name="P76">ויקיפדיה, Cost-sharing_mechanism</text:p>
        </text:list-item>
        <text:list-item>
          <text:p text:style-name="P86"><text:span text:style-name="T124">Levinger, Hazon, Azaria (2019) </text:span><text:a xlink:type="simple" xlink:href="https://arxiv.org/abs/1909.04713" text:style-name="Internet_20_link" text:visited-style-name="Visited_20_Internet_20_Link"><text:span text:style-name="T125">https://arxiv.org/abs/1909.04713</text:span></text:a><text:span text:style-name="T124"> </text:span></text:p>
        </text:list-item>
      </text:list>
      <text:p text:style-name="P68"/>
      <text:p text:style-name="P20">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1"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1"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כותרת_20_ותוכן_7e_LT_7e_Gliederung_20_1" style:display-name="כותרת ותוכן~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Gliederung_20_1" style:display-name="כותרת ותוכן_~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Gliederung_20_2" style:display-name="כותרת ותוכן_~LT~Gliederung 2" style:family="paragraph" style:parent-style-name="כותרת_20_ותוכן_5f_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5f__7e_LT_7e_Gliederung_20_3" style:display-name="כותרת ותוכן_~LT~Gliederung 3" style:family="paragraph" style:parent-style-name="כותרת_20_ותוכן_5f_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5f__7e_LT_7e_Gliederung_20_4" style:display-name="כותרת ותוכן_~LT~Gliederung 4" style:family="paragraph" style:parent-style-name="כותרת_20_ותוכן_5f_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5f__7e_LT_7e_Gliederung_20_5" style:display-name="כותרת ותוכן_~LT~Gliederung 5" style:family="paragraph" style:parent-style-name="כותרת_20_ותוכן_5f_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6" style:display-name="כותרת ותוכן_~LT~Gliederung 6" style:family="paragraph" style:parent-style-name="כותרת_20_ותוכן_5f_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7" style:display-name="כותרת ותוכן_~LT~Gliederung 7" style:family="paragraph" style:parent-style-name="כותרת_20_ותוכן_5f_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8" style:display-name="כותרת ותוכן_~LT~Gliederung 8" style:family="paragraph" style:parent-style-name="כותרת_20_ותוכן_5f_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9" style:display-name="כותרת ותוכן_~LT~Gliederung 9" style:family="paragraph" style:parent-style-name="כותרת_20_ותוכן_5f_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Titel" style:display-name="כותרת ותוכן_~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Untertitel" style:display-name="כותרת ותוכן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Notizen" style:display-name="כותרת ותוכן_~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Hintergrundobjekte" style:display-name="כותרת ותוכן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Hintergrund" style:display-name="כותרת ותוכן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2-15T16:42:02.624000000</dc:date>
    <meta:editing-duration>P10DT17H30M5S</meta:editing-duration>
    <meta:editing-cycles>1388</meta:editing-cycles>
    <meta:document-statistic meta:table-count="1" meta:image-count="0" meta:object-count="0" meta:page-count="5" meta:paragraph-count="93" meta:word-count="1645" meta:character-count="8832" meta:non-whitespace-character-count="7270"/>
  </office:meta>
</office:document-meta>
</file>